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2pt" officeooo:rsid="006ceb49" officeooo:paragraph-rsid="006ceb49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Times New Roman" fo:font-size="12pt" officeooo:rsid="006fe533" officeooo:paragraph-rsid="006fe533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726ead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2pt" officeooo:rsid="00726ead" officeooo:paragraph-rsid="00726ead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2a85c" officeooo:paragraph-rsid="004698f6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26ead" officeooo:paragraph-rsid="00726ead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ceb49" officeooo:paragraph-rsid="006ceb49" style:font-size-asian="12pt" style:font-size-complex="12pt"/>
    </style:style>
    <style:style style:name="T1" style:family="text">
      <style:text-properties officeooo:rsid="0070bc55"/>
    </style:style>
    <style:style style:name="T2" style:family="text">
      <style:text-properties officeooo:rsid="00726e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te rendu d’activités de Michael Ory</text:p>
      <text:p text:style-name="P8">du 0<text:span text:style-name="T2">5</text:span>/<text:span text:style-name="T2">01</text:span>/201<text:span text:style-name="T2">5</text:span> au <text:span text:style-name="T2">30</text:span>/<text:span text:style-name="T2">01/</text:span>201<text:span text:style-name="T2">5</text:span></text:p>
      <text:p text:style-name="P7"/>
      <text:p text:style-name="P7"/>
      <text:p text:style-name="P9"/>
      <text:p text:style-name="P10">Création du projet gs-issuetracker. Ce dernier utilise Generic System afin de gérer le suivie des annomalies.</text:p>
      <text:p text:style-name="P10"/>
      <text:p text:style-name="P10">Conception et implémentation du GenericBuilder, classe qui a pour rôle de centraliser les méthodes de construction et reconstruction d'un nœuds.</text:p>
      <text:p text:style-name="P3"/>
      <text:p text:style-name="P5"><text:span text:style-name="T2">Refactorisation des méthodes remove et de forceRemove afin qu'elles appellent la méthode rebuillAll de GenericBuilder.</text:span></text:p>
      <text:p text:style-name="P5"/>
      <text:p text:style-name="P6"><text:span text:style-name="T2">C</text:span>onception et implémentation du conserveRemove. Ce remove supprime le nœud qui l'appel et modifie les ancêtres des dépendances afin de les conserver en vie.</text:p>
      <text:p text:style-name="P4"/>
      <text:p text:style-name="P6">Introcduction du lifeManager dans kernel. Grâce à cette modification nous pouvons intégrer gs-concurrency dans gs-cache.</text:p>
      <text:p text:style-name="P4"/>
      <text:p text:style-name="P6">Modification de la ConcurrencyControlException pour qu'elle étende RuntimeException, ce qui nous permet de factoriser flush et FlushLater. Désormais ce dernier appel le flush.</text:p>
      <text:p text:style-name="P2"/>
      <text:p text:style-name="P4"/>
      <text:p text:style-name="P4"/>
      <text:p text:style-name="P4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5-03-03T17:03:31.158414372</dc:date>
    <meta:editing-duration>P8DT16H32M59S</meta:editing-duration>
    <meta:editing-cycles>86</meta:editing-cycles>
    <meta:generator>LibreOffice/4.2.7.2$Linux_X86_64 LibreOffice_project/420m0$Build-2</meta:generator>
    <meta:print-date>2014-09-01T12:23:56.943113723</meta:print-date>
    <meta:document-statistic meta:table-count="0" meta:image-count="0" meta:object-count="0" meta:page-count="1" meta:paragraph-count="8" meta:word-count="123" meta:character-count="888" meta:non-whitespace-character-count="773"/>
  </office:meta>
</office:document-meta>
</file>